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4188c"/>
    </style:style>
    <style:style style:name="P2" style:family="paragraph" style:parent-style-name="Standard">
      <style:text-properties officeooo:rsid="0004188c" officeooo:paragraph-rsid="0004188c"/>
    </style:style>
    <style:style style:name="P3" style:family="paragraph" style:parent-style-name="Standard">
      <style:text-properties officeooo:rsid="00099a4e" officeooo:paragraph-rsid="00099a4e"/>
    </style:style>
    <style:style style:name="P4" style:family="paragraph" style:parent-style-name="Standard">
      <style:text-properties officeooo:rsid="000ab0f2" officeooo:paragraph-rsid="000ab0f2"/>
    </style:style>
    <style:style style:name="P5" style:family="paragraph" style:parent-style-name="Standard">
      <style:text-properties officeooo:rsid="000c7bc4" officeooo:paragraph-rsid="000c7bc4"/>
    </style:style>
    <style:style style:name="P6" style:family="paragraph" style:parent-style-name="Standard">
      <style:text-properties officeooo:rsid="000661ab" officeooo:paragraph-rsid="000661ab"/>
    </style:style>
    <style:style style:name="P7" style:family="paragraph" style:parent-style-name="Standard">
      <style:text-properties officeooo:rsid="000e65d2" officeooo:paragraph-rsid="000e65d2"/>
    </style:style>
    <style:style style:name="P8" style:family="paragraph" style:parent-style-name="Title">
      <style:text-properties fo:font-size="20pt" style:font-size-asian="20pt" style:font-size-complex="20pt"/>
    </style:style>
    <style:style style:name="P9" style:family="paragraph" style:parent-style-name="Standard" style:list-style-name="L1">
      <style:text-properties officeooo:rsid="0004188c" officeooo:paragraph-rsid="00054fe4"/>
    </style:style>
    <style:style style:name="P10" style:family="paragraph" style:parent-style-name="Standard" style:list-style-name="L1">
      <style:text-properties officeooo:rsid="0004188c" officeooo:paragraph-rsid="0004188c"/>
    </style:style>
    <style:style style:name="P11" style:family="paragraph" style:parent-style-name="Standard" style:list-style-name="L2">
      <style:text-properties officeooo:paragraph-rsid="000e65d2"/>
    </style:style>
    <style:style style:name="P12" style:family="paragraph" style:parent-style-name="Standard" style:list-style-name="L2">
      <style:text-properties officeooo:rsid="000e65d2" officeooo:paragraph-rsid="000e65d2"/>
    </style:style>
    <style:style style:name="P13" style:family="paragraph" style:parent-style-name="Standard" style:list-style-name="L4">
      <style:text-properties officeooo:rsid="000e65d2" officeooo:paragraph-rsid="000e65d2"/>
    </style:style>
    <style:style style:name="P14" style:family="paragraph" style:parent-style-name="Standard" style:list-style-name="L5">
      <style:text-properties officeooo:rsid="000e65d2" officeooo:paragraph-rsid="000e65d2"/>
    </style:style>
    <style:style style:name="P15" style:family="paragraph" style:parent-style-name="Standard" style:list-style-name="L2">
      <style:text-properties officeooo:rsid="000ab0f2" officeooo:paragraph-rsid="000ab0f2"/>
    </style:style>
    <style:style style:name="P16" style:family="paragraph" style:parent-style-name="Standard" style:list-style-name="L3">
      <style:text-properties officeooo:rsid="000ab0f2" officeooo:paragraph-rsid="000ab0f2"/>
    </style:style>
    <style:style style:name="P17" style:family="paragraph" style:parent-style-name="Standard" style:list-style-name="L3">
      <style:text-properties officeooo:rsid="001012ae" officeooo:paragraph-rsid="001012ae"/>
    </style:style>
    <style:style style:name="P18" style:family="paragraph" style:parent-style-name="Standard" style:list-style-name="L5">
      <style:text-properties officeooo:rsid="001012ae" officeooo:paragraph-rsid="001012ae"/>
    </style:style>
    <style:style style:name="P19" style:family="paragraph" style:parent-style-name="Standard" style:list-style-name="L4">
      <style:text-properties officeooo:paragraph-rsid="000661ab"/>
    </style:style>
    <style:style style:name="P20" style:family="paragraph" style:parent-style-name="Standard" style:list-style-name="L4">
      <style:text-properties officeooo:paragraph-rsid="000c7bc4"/>
    </style:style>
    <style:style style:name="P21" style:family="paragraph" style:parent-style-name="Standard" style:list-style-name="L4">
      <style:text-properties officeooo:rsid="000661ab" officeooo:paragraph-rsid="000661ab"/>
    </style:style>
    <style:style style:name="P22" style:family="paragraph" style:parent-style-name="Standard" style:list-style-name="L4">
      <style:text-properties officeooo:rsid="00099a4e" officeooo:paragraph-rsid="00099a4e"/>
    </style:style>
    <style:style style:name="P23" style:family="paragraph" style:parent-style-name="Standard" style:list-style-name="L4">
      <style:text-properties officeooo:rsid="000c7bc4" officeooo:paragraph-rsid="000c7bc4"/>
    </style:style>
    <style:style style:name="P24" style:family="paragraph" style:parent-style-name="Standard" style:list-style-name="L5">
      <style:text-properties officeooo:rsid="0010d83e" officeooo:paragraph-rsid="0010d83e"/>
    </style:style>
    <style:style style:name="T1" style:family="text">
      <style:text-properties officeooo:rsid="0004188c"/>
    </style:style>
    <style:style style:name="T2" style:family="text">
      <style:text-properties style:font-name="Liberation Sans" fo:font-weight="bold" officeooo:rsid="0004188c" style:font-name-asian="Microsoft YaHei" style:font-weight-asian="bold" style:font-name-complex="Arial" style:font-weight-complex="bold"/>
    </style:style>
    <style:style style:name="T3" style:family="text">
      <style:text-properties style:font-name="Liberation Sans" fo:font-weight="bold" officeooo:rsid="001012ae" style:font-name-asian="Microsoft YaHei" style:font-weight-asian="bold" style:font-name-complex="Arial" style:font-weight-complex="bold"/>
    </style:style>
    <style:style style:name="T4" style:family="text">
      <style:text-properties officeooo:rsid="00054fe4"/>
    </style:style>
    <style:style style:name="T5" style:family="text">
      <style:text-properties officeooo:rsid="000661ab"/>
    </style:style>
    <style:style style:name="T6" style:family="text">
      <style:text-properties officeooo:rsid="00099a4e"/>
    </style:style>
    <style:style style:name="T7" style:family="text">
      <style:text-properties officeooo:rsid="000ab0f2"/>
    </style:style>
    <style:style style:name="T8" style:family="text">
      <style:text-properties officeooo:rsid="000c7bc4"/>
    </style:style>
    <style:style style:name="T9" style:family="text">
      <style:text-properties officeooo:rsid="000e65d2"/>
    </style:style>
    <style:style style:name="T10" style:family="text">
      <style:text-properties officeooo:rsid="001012a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estor <text:span text:style-name="T2">fondos de un club</text:span> de videojuegos <text:span text:style-name="T2">y películas en blu-ray </text:span><text:span text:style-name="T3">en C#</text:span></text:p>
      <text:p text:style-name="Standard"/>
      <text:p text:style-name="Standard"/>
      <text:p text:style-name="P1"><text:span text:style-name="T1">El club mantiene un fondo de videojuegos y películas en formato físico comprados </text:span><text:span text:style-name="T9">u</text:span><text:span text:style-name="T1"> obtenidos mediante aportaciones de los socios. E</text:span><text:span text:style-name="T9">ste</text:span><text:span text:style-name="T1"> software debe permitir gestionar esos fondos permitiendo altas, bajas, búsquedas y gestión de los préstamos de los distintos ejemplares disponibles. </text:span><text:span text:style-name="T4">Se podrán realizar búsquedas por </text:span><text:span text:style-name="T5">t</text:span><text:span text:style-name="T4">ítulo, plataforma, tipo...</text:span></text:p>
      <text:p text:style-name="P1"/>
      <text:p text:style-name="P2">Clases que ha de contener:</text:p>
      <text:p text:style-name="P1"/>
      <text:list xml:id="list1382874700" text:style-name="L1">
        <text:list-item>
          <text:p text:style-name="P9">Fondo <text:span text:style-name="T8">[Esta almacenará y gestionará todos los ejemplares]</text:span></text:p>
        </text:list-item>
        <text:list-item>
          <text:p text:style-name="P10">Ejemplar <text:span text:style-name="T8">[Con atributos para el título, el género y aquello que sea necesario]</text:span></text:p>
        </text:list-item>
        <text:list-item>
          <text:p text:style-name="P10">Videojuego</text:p>
        </text:list-item>
        <text:list-item>
          <text:p text:style-name="P10">Pel<text:span text:style-name="T5">i</text:span>cula</text:p>
        </text:list-item>
        <text:list-item>
          <text:p text:style-name="P10">Socio <text:span text:style-name="T7">[Solo con </text:span><text:span text:style-name="T8">los</text:span><text:span text:style-name="T7"> atributo</text:span><text:span text:style-name="T8">s</text:span><text:span text:style-name="T7"> </text:span><text:span text:style-name="T8">id y </text:span><text:span text:style-name="T7">nombre]</text:span></text:p>
        </text:list-item>
      </text:list>
      <text:p text:style-name="P2"/>
      <text:p text:style-name="P3">Detalles a cumplir en la implementación:</text:p>
      <text:p text:style-name="P3"/>
      <text:list xml:id="list4276236311" text:style-name="L2">
        <text:list-item>
          <text:p text:style-name="P12">Los socios estarán predefinidos y se crearán al inicio del programa (al menos 3)</text:p>
          <text:p text:style-name="P11"/>
        </text:list-item>
        <text:list-item>
          <text:p text:style-name="P12">Lo atributos de ejemplares e hijos tendrán un tamaño limitado (Se ha de comprobar)</text:p>
          <text:p text:style-name="P12"/>
        </text:list-item>
        <text:list-item>
          <text:p text:style-name="P15">Se mostrará un menú de texto al usuario en el que se podrá:</text:p>
        </text:list-item>
      </text:list>
      <text:p text:style-name="P4"/>
      <text:list xml:id="list2898667447" text:style-name="L3">
        <text:list-item>
          <text:p text:style-name="P16">Dar de alta un ejemplar (Videojuego o Película)</text:p>
        </text:list-item>
        <text:list-item>
          <text:p text:style-name="P16">Buscar un ejemplar<text:span text:style-name="T10">es</text:span> por <text:span text:style-name="T8">combinaciones de </text:span>tipo, título, género <text:span text:style-name="T10">y disponibilidad.</text:span> <text:span text:style-name="T10">(Y mostrarlos).</text:span></text:p>
        </text:list-item>
        <text:list-item>
          <text:p text:style-name="P16">Prestar un ejemplar (se marcará como “en préstamo” <text:span text:style-name="T8">y se indicará a quién esta prestado</text:span>)</text:p>
        </text:list-item>
        <text:list-item>
          <text:p text:style-name="P16">Devolver un ejemplar (se marcará como disponible)</text:p>
        </text:list-item>
        <text:list-item>
          <text:p text:style-name="P17">Mostrar quién tiene prestado un ejemplar determinado.</text:p>
        </text:list-item>
      </text:list>
      <text:p text:style-name="P3"/>
      <text:p text:style-name="P3"><text:tab/><text:span text:style-name="T8">Todas estas funciones se realizarán llamando a métodos de Fondo.</text:span></text:p>
      <text:p text:style-name="P3"/>
      <text:list xml:id="list2405303037" text:style-name="L4">
        <text:list-item>
          <text:p text:style-name="P19"><text:span text:style-name="T5">Los ejemplares disponibles se almacenarán en un array, </text:span><text:span text:style-name="T9">con un</text:span><text:span text:style-name="T5"> tamaño inicial </text:span><text:span text:style-name="T9">de </text:span><text:span text:style-name="T5">10, </text:span><text:span text:style-name="T6">dentro de la clase fondo.</text:span></text:p>
        </text:list-item>
      </text:list>
      <text:p text:style-name="P6"/>
      <text:list xml:id="list154801909674945" text:continue-numbering="true" text:style-name="L4">
        <text:list-item>
          <text:p text:style-name="P13">Cuando se vayan a realizar operaciones de búsqueda se podrán utilizar estructuras dinámicas de forma auxiliar.</text:p>
          <text:p text:style-name="P21"/>
        </text:list-item>
        <text:list-item>
          <text:p text:style-name="P22">A la hora de insertar algún ejemplar se hará de forma ordenada y si es necesario se aumentará el tamaño del array. (se crea uno nuevo en el que copiaremos los datos del antiguo)</text:p>
          <text:p text:style-name="P22"/>
        </text:list-item>
        <text:list-item>
          <text:p text:style-name="P23">Al salir del programa se almacenarán todos los datos de ejemplares en un archivo “fondo.dat” siguiendo un tamaño de registro determinado.</text:p>
          <text:p text:style-name="P23"/>
        </text:list-item>
        <text:list-item>
          <text:p text:style-name="P23">Al abrir el programa, se cargarán todos los registros desde “fondo.dat”</text:p>
        </text:list-item>
      </text:list>
      <text:p text:style-name="P5"/>
      <text:list xml:id="list154801319350633" text:continue-numbering="true" text:style-name="L4">
        <text:list-item>
          <text:p text:style-name="P20"><text:span text:style-name="T8">Incluir en el proyecto un archivo con ejemplares al</text:span><text:span text:style-name="T9">ma</text:span><text:span text:style-name="T8">c</text:span><text:span text:style-name="T9">e</text:span><text:span text:style-name="T8">nados.</text:span></text:p>
        </text:list-item>
      </text:list>
      <text:p text:style-name="P7"><text:soft-page-break/>Se valorará:</text:p>
      <text:p text:style-name="P7"/>
      <text:list xml:id="list3025936282" text:style-name="L5">
        <text:list-item>
          <text:p text:style-name="P24">La defensa del proyecto.</text:p>
        </text:list-item>
        <text:list-item>
          <text:p text:style-name="P18">El correcto uso de la orientación a objetos.</text:p>
        </text:list-item>
        <text:list-item>
          <text:p text:style-name="P14">La adecuada ocultación de la implementación interna de fondo.</text:p>
        </text:list-item>
        <text:list-item>
          <text:p text:style-name="P14">La correcta gestión del array interno en Fondo</text:p>
        </text:list-item>
        <text:list-item>
          <text:p text:style-name="P14">La <text:span text:style-name="T10">comprobación en las limitaciones de los atributos.</text:span></text:p>
        </text:list-item>
        <text:list-item>
          <text:p text:style-name="P18">La carga y guardado de los datos en el archivo usando los datos adecuados.</text:p>
        </text:list-item>
        <text:list-item>
          <text:p text:style-name="P18">El correcto uso de estructura auxiliares. </text:p>
        </text:list-item>
        <text:list-item>
          <text:p text:style-name="P18">El uso pertinente de comentarios.</text:p>
        </text:list-item>
        <text:list-item>
          <text:p text:style-name="P18">Que se haya cubierto la funcionalidad requerida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5T15:39:00.321000000</meta:creation-date>
    <dc:date>2021-10-26T15:47:47.664000000</dc:date>
    <meta:editing-duration>PT24M53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39" meta:word-count="419" meta:character-count="2426" meta:non-whitespace-character-count="2072"/>
  </office:meta>
</office:document-meta>
</file>